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21" style:family="table-cell" style:parent-style-name="Default" style:data-style-name="N0">
      <style:table-cell-properties fo:background-color="#FFFF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">
            <text:p>700</text:p>
          </table:table-cell>
          <table:table-cell office:value-type="float" office:value="700" table:formula="of:=[.E2]" table:style-name="ce1">
            <text:p>70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45" table:style-name="ce1">
            <text:p>45</text:p>
          </table:table-cell>
          <table:table-cell office:value-type="float" office:value="45" table:formula="of:=[.E4]" table:style-name="ce1">
            <text:p>45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900" table:style-name="ce1">
            <text:p>900</text:p>
          </table:table-cell>
          <table:table-cell office:value-type="float" office:value="900" table:formula="of:=[.E5]" table:style-name="ce1">
            <text:p>9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45" table:style-name="ce1">
            <text:p>45</text:p>
          </table:table-cell>
          <table:table-cell office:value-type="float" office:value="45" table:formula="of:=[.E7]" table:style-name="ce1">
            <text:p>45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9]" table:style-name="ce1">
            <text:p>4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10]" table:style-name="ce1">
            <text:p>7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21">
            <text:p>50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E12]" table:style-name="ce1">
            <text:p>6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14]" table:style-name="ce1">
            <text:p>1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30" table:style-name="ce1">
            <text:p>130</text:p>
          </table:table-cell>
          <table:table-cell office:value-type="float" office:value="130" table:formula="of:=[.E21]" table:style-name="ce1">
            <text:p>13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office:value-type="float" office:value="150" table:formula="of:=[.E22]" table:style-name="ce1">
            <text:p>15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70" table:style-name="ce1">
            <text:p>170</text:p>
          </table:table-cell>
          <table:table-cell office:value-type="float" office:value="170" table:formula="of:=[.E23]" table:style-name="ce1">
            <text:p>17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60" table:style-name="ce1">
            <text:p>60</text:p>
          </table:table-cell>
          <table:table-cell office:value-type="float" office:value="60" table:formula="of:=[.E24]" table:style-name="ce1">
            <text:p>6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25]" table:style-name="ce1">
            <text:p>40</text:p>
          </table:table-cell>
          <table:table-cell table:number-columns-repeated="16378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26]" table:style-name="ce1">
            <text:p>8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50" table:style-name="ce1">
            <text:p>50</text:p>
          </table:table-cell>
          <table:table-cell office:value-type="float" office:value="50" table:formula="of:=[.E27]" table:style-name="ce1">
            <text:p>5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E29]" table:style-name="ce1">
            <text:p>1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31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32]" table:style-name="ce1">
            <text:p>7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33]" table:style-name="ce1">
            <text:p>2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70" table:style-name="ce1">
            <text:p>70</text:p>
          </table:table-cell>
          <table:table-cell office:value-type="float" office:value="70" table:formula="of:=[.E34]" table:style-name="ce1">
            <text:p>7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E35]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36]" table:style-name="ce1">
            <text:p>4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50" table:style-name="ce1">
            <text:p>50</text:p>
          </table:table-cell>
          <table:table-cell office:value-type="float" office:value="50" table:formula="of:=[.E37]" table:style-name="ce1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38]" table:style-name="ce1">
            <text:p>4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E40]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">
            <text:p>80</text:p>
          </table:table-cell>
          <table:table-cell office:value-type="float" office:value="80" table:formula="of:=[.E41]" table:style-name="ce1">
            <text:p>8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">
            <text:p>300</text:p>
          </table:table-cell>
          <table:table-cell office:value-type="float" office:value="300" table:formula="of:=[.E43]" table:style-name="ce1">
            <text:p>3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100" table:style-name="ce1">
            <text:p>1100</text:p>
          </table:table-cell>
          <table:table-cell office:value-type="float" office:value="1100" table:formula="of:=[.E44]" table:style-name="ce1">
            <text:p>1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40" table:style-name="ce1">
            <text:p>40</text:p>
          </table:table-cell>
          <table:table-cell office:value-type="float" office:value="40" table:formula="of:=[.E45]" table:style-name="ce1">
            <text:p>4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7]" table:style-name="ce1">
            <text:p>1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E48]" table:style-name="ce1">
            <text:p>10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8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E53]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30" table:formula="of:=[.E54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8"/>
          <table:table-cell office:value-type="float" office:value="0" table:formula="of:=[.E55]" table:style-name="ce1">
            <text:p>0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810" table:formula="of:=SUM([.E2:.E54])" table:style-name="ce18">
            <text:p>4810</text:p>
          </table:table-cell>
          <table:table-cell office:value-type="float" office:value="4780" table:formula="of:=SUM([.F2:.F54])" table:style-name="ce18">
            <text:p>4780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F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1-21T09:17:59Z</dc:date>
    <meta:print-date>2025-01-17T09:55:55Z</meta:print-date>
    <meta:editing-cycles>133</meta:editing-cycles>
    <meta:editing-duration>PT174985S</meta:editing-duration>
  </office:meta>
</office:document-meta>
</file>